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090000013AB7DE606A.png" manifest:media-type="image/png"/>
  <manifest:file-entry manifest:full-path="Pictures/1000000000000245000000F89BEE63C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ff00"/>
    </style:style>
    <style:style style:name="P3" style:family="paragraph">
      <style:text-properties fo:color="#00ff00" fo:font-family="'Bitstream Charter'" style:font-family-generic="roman" style:font-pitch="variable" fo:font-weight="bold" style:font-weight-asian="bold" style:font-weight-complex="bold"/>
    </style:style>
    <style:style style:name="T1" style:family="text">
      <style:text-properties fo:color="#00ff00" fo:font-family="'Bitstream Charter'" style:font-family-generic="roman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0.8cm" svg:height="11.093cm" svg:x="5.6cm" svg:y="2.2cm">
          <draw:image xlink:href="Pictures/1000000000000245000000F89BEE63CC.png" xlink:type="simple" xlink:show="embed" xlink:actuate="onLoad">
            <text:p/>
          </draw:image>
        </draw:frame>
        <draw:frame draw:style-name="gr2" draw:text-style-name="P3" draw:layer="layout" svg:width="6.285cm" svg:height="2.549cm" svg:x="20.4cm" svg:y="16.851cm">
          <draw:text-box>
            <text:p text:style-name="P2"><text:span text:style-name="T1">Amjad Lasri</text:span></text:p>
            <text:p text:style-name="P2"><text:span text:style-name="T1">Hippolyte Mouthier</text:span></text:p>
            <text:p text:style-name="P2"><text:span text:style-name="T1">Régis Cuissard</text:span></text:p>
          </draw:text-box>
        </draw:frame>
        <draw:frame draw:style-name="gr1" draw:text-style-name="P1" draw:layer="layout" svg:width="6.21cm" svg:height="7.107cm" svg:x="0.99cm" svg:y="13.093cm">
          <draw:image xlink:href="Pictures/10000000000001090000013AB7DE606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2-17T17:33:03</meta:creation-date>
    <dc:date>2015-02-17T18:06:28</dc:date>
    <meta:editing-duration>PT2M38S</meta:editing-duration>
    <meta:editing-cycles>1</meta:editing-cycles>
    <meta:document-statistic meta:object-count="26"/>
    <meta:generator>LibreOffice/3.5$Linux_X86_64 LibreOffice_project/350m1$Build-2</meta:generator>
  </office:meta>
</office:document-meta>
</file>